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ＭＳ ゴシック" svg:font-family="'ＭＳ ゴシック'" style:font-family-generic="system" style:font-pitch="variable"/>
  </office:font-face-decls>
  <office:automatic-styles>
    <style:style style:name="Table3" style:family="table">
      <style:table-properties style:width="17.173cm" fo:margin-left="-0.199cm" fo:margin-top="0cm" fo:margin-bottom="0cm" table:align="left" style:writing-mode="lr-tb"/>
    </style:style>
    <style:style style:name="Table3.A" style:family="table-column">
      <style:table-column-properties style:column-width="3.187cm"/>
    </style:style>
    <style:style style:name="Table3.B" style:family="table-column">
      <style:table-column-properties style:column-width="13.986cm"/>
    </style:style>
    <style:style style:name="Table3.1" style:family="table-row">
      <style:table-row-properties fo:keep-together="auto"/>
    </style:style>
    <style:style style:name="Table3.A1" style:family="table-cell">
      <style:table-cell-properties fo:background-color="#009e9a" fo:padding-left="0.199cm" fo:padding-right="0.191cm" fo:padding-top="0cm" fo:padding-bottom="0cm" fo:border="0.5pt solid #00000a">
        <style:background-image/>
      </style:table-cell-properties>
    </style:style>
    <style:style style:name="Table3.B1"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B3" style:family="table-cell">
      <style:table-cell-properties fo:padding-left="0.199cm" fo:padding-right="0.191cm" fo:padding-top="0cm" fo:padding-bottom="0cm" fo:border="0.5pt solid #00000a"/>
    </style:style>
    <style:style style:name="Table3.B4" style:family="table-cell">
      <style:table-cell-properties fo:padding-left="0.199cm" fo:padding-right="0.191cm" fo:padding-top="0cm" fo:padding-bottom="0cm" fo:border="0.5pt solid #00000a"/>
    </style:style>
    <style:style style:name="Table3.B5" style:family="table-cell">
      <style:table-cell-properties fo:padding-left="0.199cm" fo:padding-right="0.191cm" fo:padding-top="0cm" fo:padding-bottom="0cm" fo:border="0.5pt solid #00000a"/>
    </style:style>
    <style:style style:name="Table3.A7" style:family="table-cell">
      <style:table-cell-properties fo:padding-left="0.199cm" fo:padding-right="0.191cm" fo:padding-top="0cm" fo:padding-bottom="0cm" fo:border="0.5pt solid #00000a"/>
    </style:style>
    <style:style style:name="Table3.A9" style:family="table-cell">
      <style:table-cell-properties fo:padding-left="0.199cm" fo:padding-right="0.191cm" fo:padding-top="0cm" fo:padding-bottom="0cm" fo:border="0.5pt solid #00000a"/>
    </style:style>
    <style:style style:name="Table3.A11" style:family="table-cell">
      <style:table-cell-properties fo:background-color="#ffffff" fo:padding-left="0.199cm" fo:padding-right="0.191cm" fo:padding-top="0cm" fo:padding-bottom="0cm" fo:border="0.5pt solid #00000a">
        <style:background-image/>
      </style:table-cell-properties>
    </style:style>
    <style:style style:name="Table3.A13" style:family="table-cell">
      <style:table-cell-properties fo:padding-left="0.199cm" fo:padding-right="0.191cm" fo:padding-top="0cm" fo:padding-bottom="0cm" fo:border="0.5pt solid #00000a"/>
    </style:style>
    <style:style style:name="P1" style:family="paragraph" style:parent-style-name="Header">
      <style:paragraph-properties fo:text-align="end" style:justify-single-word="false"/>
      <style:text-properties style:font-name="Arial" fo:font-size="18pt" style:font-name-asian="ＭＳ ゴシック" style:font-size-asian="18pt" style:font-name-complex="Arial1" style:font-size-complex="18pt"/>
    </style:style>
    <style:style style:name="P2" style:family="paragraph" style:parent-style-name="Header">
      <style:text-properties fo:color="#008080" style:font-name="Arial" fo:font-size="18pt" fo:font-weight="bold" style:font-name-asian="ＭＳ ゴシック" style:font-size-asian="18pt" style:font-weight-asian="bold" style:font-name-complex="Arial1" style:font-size-complex="18pt" style:font-weight-complex="bold"/>
    </style:style>
    <style:style style:name="P3" style:family="paragraph" style:parent-style-name="Footer">
      <style:paragraph-properties fo:text-align="end" style:justify-single-word="false"/>
      <style:text-properties fo:color="#008080" fo:font-size="16pt" fo:font-weight="bold" style:font-size-asian="16pt" style:font-weight-asian="bold" style:font-size-complex="16pt"/>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style:text-properties fo:color="#ffffff" style:font-name="Arial" fo:font-size="10pt" style:font-size-asian="10pt" style:font-name-complex="Arial1" style:font-size-complex="10pt"/>
    </style:style>
    <style:style style:name="P6" style:family="paragraph" style:parent-style-name="Standard">
      <style:paragraph-properties fo:margin-top="0cm" fo:margin-bottom="0cm" loext:contextual-spacing="false" fo:line-height="100%" fo:text-align="center" style:justify-single-word="false"/>
      <style:text-properties fo:color="#ffffff" style:font-name="Arial" fo:font-size="10pt" style:font-size-asian="10pt" style:font-name-complex="Arial1" style:font-size-complex="10pt"/>
    </style:style>
    <style:style style:name="P7" style:family="paragraph" style:parent-style-name="Standard">
      <style:paragraph-properties fo:margin-top="0cm" fo:margin-bottom="0cm" loext:contextual-spacing="false" fo:line-height="100%"/>
      <style:text-properties style:font-name="Arial" fo:font-size="10pt" officeooo:rsid="001709b5" officeooo:paragraph-rsid="001709b5" style:font-size-asian="10pt" style:font-name-complex="Arial1" style:font-size-complex="10pt"/>
    </style:style>
    <style:style style:name="P8" style:family="paragraph" style:parent-style-name="Standard">
      <style:paragraph-properties fo:margin-top="0cm" fo:margin-bottom="0cm" loext:contextual-spacing="false" fo:line-height="100%"/>
      <style:text-properties style:font-name="Arial" fo:font-size="10pt" officeooo:rsid="0018495e" officeooo:paragraph-rsid="0018495e" style:font-size-asian="10pt" style:font-name-complex="Arial1" style:font-size-complex="10pt"/>
    </style:style>
    <style:style style:name="P9" style:family="paragraph" style:parent-style-name="Standard">
      <style:paragraph-properties fo:margin-top="0cm" fo:margin-bottom="0cm" loext:contextual-spacing="false" fo:line-height="100%"/>
      <style:text-properties style:font-name="Arial" fo:font-size="10pt" officeooo:rsid="00380aba" officeooo:paragraph-rsid="00380aba" style:font-size-asian="10pt" style:font-name-complex="Arial1" style:font-size-complex="10pt"/>
    </style:style>
    <style:style style:name="P10" style:family="paragraph" style:parent-style-name="Standard">
      <style:paragraph-properties fo:margin-top="0cm" fo:margin-bottom="0cm" loext:contextual-spacing="false" fo:line-height="100%"/>
      <style:text-properties style:font-name="Arial" fo:font-size="10pt" officeooo:rsid="003b7200" officeooo:paragraph-rsid="0018495e" style:font-size-asian="10pt" style:font-name-complex="Arial1" style:font-size-complex="10pt"/>
    </style:style>
    <style:style style:name="P11" style:family="paragraph" style:parent-style-name="Standard">
      <style:paragraph-properties fo:margin-top="0cm" fo:margin-bottom="0cm" loext:contextual-spacing="false" fo:line-height="100%"/>
      <style:text-properties officeooo:rsid="0018495e" officeooo:paragraph-rsid="0018495e"/>
    </style:style>
    <style:style style:name="P12" style:family="paragraph" style:parent-style-name="Standard">
      <style:paragraph-properties fo:margin-top="0cm" fo:margin-bottom="0cm" loext:contextual-spacing="false" fo:line-height="100%"/>
      <style:text-properties officeooo:rsid="0018495e" officeooo:paragraph-rsid="004e2eec"/>
    </style:style>
    <style:style style:name="P13" style:family="paragraph" style:parent-style-name="Standard">
      <style:paragraph-properties fo:margin-top="0cm" fo:margin-bottom="0cm" loext:contextual-spacing="false" fo:line-height="100%"/>
      <style:text-properties officeooo:rsid="003b7200" officeooo:paragraph-rsid="003b7200"/>
    </style:style>
    <style:style style:name="P14" style:family="paragraph" style:parent-style-name="Standard">
      <style:paragraph-properties fo:margin-top="0cm" fo:margin-bottom="0cm" loext:contextual-spacing="false" fo:line-height="100%"/>
      <style:text-properties officeooo:rsid="0040c6fe" officeooo:paragraph-rsid="0040c6fe"/>
    </style:style>
    <style:style style:name="P15" style:family="paragraph" style:parent-style-name="Heading_20_1">
      <style:text-properties fo:color="#008080" style:font-name="Arial" fo:font-weight="normal" officeooo:rsid="00299afe" officeooo:paragraph-rsid="00299afe" style:font-weight-asian="normal" style:font-name-complex="Arial1"/>
    </style:style>
    <style:style style:name="P16" style:family="paragraph" style:parent-style-name="Heading_20_2">
      <style:text-properties officeooo:rsid="00549a62" officeooo:paragraph-rsid="00549a62"/>
    </style:style>
    <style:style style:name="P17"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officeooo:rsid="0044b95c" officeooo:paragraph-rsid="00477476" style:font-size-asian="10pt" style:font-name-complex="Arial1" style:font-size-complex="10pt"/>
    </style:style>
    <style:style style:name="P18"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officeooo:rsid="0044f0a8" officeooo:paragraph-rsid="00477476" style:font-size-asian="10pt" style:font-name-complex="Arial1" style:font-size-complex="10pt"/>
    </style:style>
    <style:style style:name="P19"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officeooo:rsid="00477476" officeooo:paragraph-rsid="00477476" style:font-size-asian="10pt" style:font-name-complex="Arial1" style:font-size-complex="10pt"/>
    </style:style>
    <style:style style:name="P20"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officeooo:rsid="00477476" officeooo:paragraph-rsid="0044b95c" style:font-size-asian="10pt" style:font-name-complex="Arial1" style:font-size-complex="10pt"/>
    </style:style>
    <style:style style:name="P21"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officeooo:rsid="00487aa8" officeooo:paragraph-rsid="00487aa8" style:font-size-asian="10pt" style:font-name-complex="Arial1" style:font-size-complex="10pt"/>
    </style:style>
    <style:style style:name="P22"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officeooo:rsid="004b96af" officeooo:paragraph-rsid="00487aa8" style:font-size-asian="10pt" style:font-name-complex="Arial1" style:font-size-complex="10pt"/>
    </style:style>
    <style:style style:name="P23"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officeooo:rsid="004b96af" officeooo:paragraph-rsid="004b96af" style:font-size-asian="10pt" style:font-name-complex="Arial1" style:font-size-complex="10pt"/>
    </style:style>
    <style:style style:name="P24"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officeooo:rsid="004f7d19" officeooo:paragraph-rsid="004f7d19" style:font-size-asian="10pt" style:font-name-complex="Arial1" style:font-size-complex="10pt"/>
    </style:style>
    <style:style style:name="P25"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officeooo:rsid="0050d663" officeooo:paragraph-rsid="0050d663" style:font-size-asian="10pt" style:font-name-complex="Arial1" style:font-size-complex="10pt"/>
    </style:style>
    <style:style style:name="P26"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officeooo:rsid="0050d663" officeooo:paragraph-rsid="004f7d19" style:font-size-asian="10pt" style:font-name-complex="Arial1" style:font-size-complex="10pt"/>
    </style:style>
    <style:style style:name="P27"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officeooo:rsid="005121ae" officeooo:paragraph-rsid="005220bc" style:font-size-asian="10pt" style:font-name-complex="Arial1" style:font-size-complex="10pt"/>
    </style:style>
    <style:style style:name="P28"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officeooo:rsid="005220bc" officeooo:paragraph-rsid="005220bc" style:font-size-asian="10pt" style:font-name-complex="Arial1" style:font-size-complex="10pt"/>
    </style:style>
    <style:style style:name="P29"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fo:font-weight="normal" officeooo:rsid="0050e1e7" officeooo:paragraph-rsid="00477476" style:font-size-asian="10pt" style:font-weight-asian="normal" style:font-name-complex="Arial1" style:font-size-complex="10pt" style:font-weight-complex="normal"/>
    </style:style>
    <style:style style:name="P30" style:family="paragraph" style:parent-style-name="Standard" style:list-style-name="L1">
      <style:paragraph-properties fo:margin-top="0cm" fo:margin-bottom="0cm" loext:contextual-spacing="false" fo:line-height="100%"/>
      <style:text-properties officeooo:rsid="003cbf3e" officeooo:paragraph-rsid="003cbf3e"/>
    </style:style>
    <style:style style:name="P31" style:family="paragraph" style:parent-style-name="Standard" style:list-style-name="L1">
      <style:paragraph-properties fo:margin-top="0cm" fo:margin-bottom="0cm" loext:contextual-spacing="false" fo:line-height="100%"/>
      <style:text-properties officeooo:rsid="003f1094" officeooo:paragraph-rsid="0044b95c"/>
    </style:style>
    <style:style style:name="P32" style:family="paragraph" style:parent-style-name="Standard" style:list-style-name="L1">
      <style:paragraph-properties fo:margin-top="0cm" fo:margin-bottom="0cm" loext:contextual-spacing="false" fo:line-height="100%"/>
      <style:text-properties officeooo:rsid="003e2ae0" officeooo:paragraph-rsid="003e2ae0"/>
    </style:style>
    <style:style style:name="P33" style:family="paragraph" style:parent-style-name="Text_20_body" style:list-style-name="L6">
      <style:text-properties officeooo:rsid="002afae0" officeooo:paragraph-rsid="002afae0"/>
    </style:style>
    <style:style style:name="P34" style:family="paragraph" style:parent-style-name="Text_20_body" style:list-style-name="L14">
      <style:text-properties officeooo:rsid="002afae0" officeooo:paragraph-rsid="005a713f"/>
    </style:style>
    <style:style style:name="P35" style:family="paragraph" style:parent-style-name="Text_20_body" style:list-style-name="L6">
      <style:text-properties officeooo:rsid="005220bc" officeooo:paragraph-rsid="00529c12"/>
    </style:style>
    <style:style style:name="P36" style:family="paragraph" style:parent-style-name="Text_20_body" style:list-style-name="L6">
      <style:text-properties officeooo:rsid="005220bc" officeooo:paragraph-rsid="00544258"/>
    </style:style>
    <style:style style:name="P37" style:family="paragraph" style:parent-style-name="Text_20_body" style:list-style-name="L14">
      <style:text-properties officeooo:rsid="005220bc" officeooo:paragraph-rsid="005a713f"/>
    </style:style>
    <style:style style:name="P38" style:family="paragraph" style:parent-style-name="Text_20_body" style:list-style-name="L14">
      <style:text-properties officeooo:rsid="005220bc" officeooo:paragraph-rsid="005c702e"/>
    </style:style>
    <style:style style:name="P39" style:family="paragraph" style:parent-style-name="Text_20_body" style:list-style-name="L6">
      <style:text-properties officeooo:rsid="00529c12" officeooo:paragraph-rsid="00529c12"/>
    </style:style>
    <style:style style:name="P40" style:family="paragraph" style:parent-style-name="Text_20_body" style:list-style-name="L6">
      <style:text-properties officeooo:rsid="00529c12" officeooo:paragraph-rsid="00544258"/>
    </style:style>
    <style:style style:name="P41" style:family="paragraph" style:parent-style-name="Text_20_body" style:list-style-name="L14">
      <style:text-properties officeooo:rsid="00529c12" officeooo:paragraph-rsid="005c702e"/>
    </style:style>
    <style:style style:name="P42" style:family="paragraph" style:parent-style-name="Text_20_body" style:list-style-name="L7">
      <style:text-properties officeooo:rsid="002fa866" officeooo:paragraph-rsid="0055df27"/>
    </style:style>
    <style:style style:name="P43" style:family="paragraph" style:parent-style-name="Text_20_body" style:list-style-name="L16">
      <style:text-properties officeooo:rsid="002fa866" officeooo:paragraph-rsid="005a713f"/>
    </style:style>
    <style:style style:name="P44" style:family="paragraph" style:parent-style-name="Text_20_body" style:list-style-name="L7">
      <style:text-properties officeooo:rsid="0034a43c" officeooo:paragraph-rsid="0055df27"/>
    </style:style>
    <style:style style:name="P45" style:family="paragraph" style:parent-style-name="Text_20_body" style:list-style-name="L16">
      <style:text-properties officeooo:rsid="0034a43c" officeooo:paragraph-rsid="005a713f"/>
    </style:style>
    <style:style style:name="P46" style:family="paragraph" style:parent-style-name="Text_20_body" style:list-style-name="L7">
      <style:text-properties officeooo:rsid="00341a42" officeooo:paragraph-rsid="0055df27"/>
    </style:style>
    <style:style style:name="P47" style:family="paragraph" style:parent-style-name="Text_20_body" style:list-style-name="L16">
      <style:text-properties officeooo:rsid="00341a42" officeooo:paragraph-rsid="005a713f"/>
    </style:style>
    <style:style style:name="P48" style:family="paragraph" style:parent-style-name="Text_20_body" style:list-style-name="L7">
      <style:text-properties officeooo:rsid="00544258" officeooo:paragraph-rsid="0055df27"/>
    </style:style>
    <style:style style:name="P49" style:family="paragraph" style:parent-style-name="Text_20_body" style:list-style-name="L16">
      <style:text-properties officeooo:rsid="00544258" officeooo:paragraph-rsid="005a713f"/>
    </style:style>
    <style:style style:name="P50" style:family="paragraph" style:parent-style-name="Text_20_body" style:list-style-name="L7">
      <style:text-properties officeooo:rsid="00312e80" officeooo:paragraph-rsid="0055df27"/>
    </style:style>
    <style:style style:name="P51" style:family="paragraph" style:parent-style-name="Text_20_body" style:list-style-name="L16">
      <style:text-properties officeooo:rsid="00312e80" officeooo:paragraph-rsid="005a713f"/>
    </style:style>
    <style:style style:name="P52" style:family="paragraph" style:parent-style-name="Text_20_body" style:list-style-name="L7">
      <style:text-properties officeooo:rsid="0055df27" officeooo:paragraph-rsid="0055df27"/>
    </style:style>
    <style:style style:name="P53" style:family="paragraph" style:parent-style-name="Text_20_body" style:list-style-name="L16">
      <style:text-properties officeooo:rsid="0055df27" officeooo:paragraph-rsid="005a713f"/>
    </style:style>
    <style:style style:name="P54" style:family="paragraph" style:parent-style-name="Text_20_body" style:list-style-name="L11"/>
    <style:style style:name="P55" style:family="paragraph" style:parent-style-name="Text_20_body" style:list-style-name="L11">
      <style:text-properties officeooo:paragraph-rsid="005a713f"/>
    </style:style>
    <style:style style:name="P56" style:family="paragraph" style:parent-style-name="Text_20_body" style:list-style-name="L12">
      <style:text-properties officeooo:rsid="0058f3e7" officeooo:paragraph-rsid="0058f3e7"/>
    </style:style>
    <style:style style:name="P57" style:family="paragraph" style:parent-style-name="Text_20_body" style:list-style-name="L15">
      <style:text-properties officeooo:rsid="0058f3e7" officeooo:paragraph-rsid="005a713f"/>
    </style:style>
    <style:style style:name="P58" style:family="paragraph" style:parent-style-name="Text_20_body" style:list-style-name="L12">
      <style:text-properties officeooo:rsid="0059b7c5" officeooo:paragraph-rsid="0059b7c5"/>
    </style:style>
    <style:style style:name="P59" style:family="paragraph" style:parent-style-name="Text_20_body" style:list-style-name="L15">
      <style:text-properties officeooo:rsid="0059b7c5" officeooo:paragraph-rsid="005a713f"/>
    </style:style>
    <style:style style:name="P60" style:family="paragraph" style:parent-style-name="Text_20_body" style:list-style-name="L13">
      <style:text-properties officeooo:rsid="005a713f" officeooo:paragraph-rsid="005a713f"/>
    </style:style>
    <style:style style:name="P61" style:family="paragraph" style:parent-style-name="Text_20_body" style:list-style-name="L17">
      <style:text-properties officeooo:rsid="005a713f" officeooo:paragraph-rsid="005a713f"/>
    </style:style>
    <style:style style:name="P62" style:family="paragraph" style:parent-style-name="Text_20_body" style:list-style-name="L11">
      <style:text-properties officeooo:rsid="005a713f" officeooo:paragraph-rsid="005a713f"/>
    </style:style>
    <style:style style:name="P63" style:family="paragraph" style:parent-style-name="Text_20_body" style:list-style-name="L14">
      <style:text-properties officeooo:rsid="005c702e" officeooo:paragraph-rsid="005c702e"/>
    </style:style>
    <style:style style:name="P64" style:family="paragraph" style:parent-style-name="Text_20_body" style:list-style-name="L7">
      <style:text-properties officeooo:rsid="005c702e" officeooo:paragraph-rsid="005c702e"/>
    </style:style>
    <style:style style:name="P65" style:family="paragraph" style:parent-style-name="Text_20_body" style:list-style-name="L16">
      <style:text-properties officeooo:rsid="005c702e" officeooo:paragraph-rsid="005fa514"/>
    </style:style>
    <style:style style:name="P66" style:family="paragraph" style:parent-style-name="Text_20_body" style:list-style-name="L7">
      <style:text-properties officeooo:rsid="005e6187" officeooo:paragraph-rsid="005e6187"/>
    </style:style>
    <style:style style:name="P67" style:family="paragraph" style:parent-style-name="Text_20_body" style:list-style-name="L16">
      <style:text-properties officeooo:rsid="005e6187" officeooo:paragraph-rsid="005fa514"/>
    </style:style>
    <style:style style:name="P68" style:family="paragraph" style:parent-style-name="Heading_20_1" style:master-page-name="Converted1">
      <style:paragraph-properties style:page-number="auto"/>
      <style:text-properties fo:color="#008080" style:font-name="Arial" fo:font-weight="normal" officeooo:rsid="002a0a7b" officeooo:paragraph-rsid="002a0a7b" style:font-weight-asian="normal" style:font-name-complex="Arial1"/>
    </style:style>
    <style:style style:name="P69" style:family="paragraph" style:parent-style-name="List_20_Paragraph" style:list-style-name="WWNum22">
      <style:paragraph-properties fo:margin-left="0cm" fo:margin-right="0cm" fo:margin-top="0cm" fo:margin-bottom="0cm" loext:contextual-spacing="true" fo:line-height="100%" fo:text-indent="0cm" style:auto-text-indent="false"/>
      <style:text-properties style:font-name="Arial" fo:font-size="10pt" style:font-size-asian="10pt" style:font-name-complex="Arial1" style:font-size-complex="10pt"/>
    </style:style>
    <style:style style:name="P70" style:family="paragraph" style:parent-style-name="List_20_Paragraph" style:list-style-name="WWNum24">
      <style:paragraph-properties fo:margin-left="0cm" fo:margin-right="0cm" fo:margin-top="0cm" fo:margin-bottom="0cm" loext:contextual-spacing="true" fo:line-height="100%" fo:text-indent="0cm" style:auto-text-indent="false"/>
      <style:text-properties style:font-name="Arial" fo:font-size="10pt" officeooo:rsid="0044b95c" officeooo:paragraph-rsid="0044b95c" style:font-size-asian="10pt" style:font-name-complex="Arial1" style:font-size-complex="10pt"/>
    </style:style>
    <style:style style:name="P71"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fo:font-weight="normal" officeooo:rsid="005121ae" officeooo:paragraph-rsid="00477476" style:font-size-asian="10pt" style:font-weight-asian="normal" style:font-name-complex="Arial1" style:font-size-complex="10pt" style:font-weight-complex="normal"/>
    </style:style>
    <style:style style:name="P72"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fo:font-weight="normal" officeooo:rsid="005121ae" officeooo:paragraph-rsid="005220bc" style:font-size-asian="10pt" style:font-weight-asian="normal" style:font-name-complex="Arial1" style:font-size-complex="10pt" style:font-weight-complex="normal"/>
    </style:style>
    <style:style style:name="P73"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fo:font-weight="normal" officeooo:rsid="005121ae" officeooo:paragraph-rsid="005121ae" style:font-size-asian="10pt" style:font-weight-asian="normal" style:font-name-complex="Arial1" style:font-size-complex="10pt" style:font-weight-complex="normal"/>
    </style:style>
    <style:style style:name="P74"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fo:font-weight="normal" officeooo:rsid="005220bc" officeooo:paragraph-rsid="005220bc" style:font-size-asian="10pt" style:font-weight-asian="normal" style:font-name-complex="Arial1" style:font-size-complex="10pt" style:font-weight-complex="normal"/>
    </style:style>
    <style:style style:name="P75"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0pt" fo:font-weight="normal" officeooo:rsid="0050e1e7" officeooo:paragraph-rsid="00477476" style:font-size-asian="10pt" style:font-weight-asian="normal" style:font-name-complex="Arial1" style:font-size-complex="10pt" style:font-weight-complex="normal"/>
    </style:style>
    <style:style style:name="P76" style:family="paragraph" style:parent-style-name="List_20_Paragraph" style:list-style-name="L2">
      <style:paragraph-properties fo:margin-top="0cm" fo:margin-bottom="0cm" loext:contextual-spacing="true" fo:line-height="100%"/>
      <style:text-properties officeooo:paragraph-rsid="00487aa8"/>
    </style:style>
    <style:style style:name="P77" style:family="paragraph" style:parent-style-name="List_20_Paragraph" style:list-style-name="L2">
      <style:paragraph-properties fo:margin-top="0cm" fo:margin-bottom="0cm" loext:contextual-spacing="true" fo:line-height="100%"/>
      <style:text-properties officeooo:paragraph-rsid="0049c774"/>
    </style:style>
    <style:style style:name="P78" style:family="paragraph" style:parent-style-name="List_20_Paragraph" style:list-style-name="WWNum13">
      <style:paragraph-properties fo:margin-top="0cm" fo:margin-bottom="0cm" loext:contextual-spacing="true" fo:line-height="100%"/>
    </style:style>
    <style:style style:name="P79" style:family="paragraph" style:parent-style-name="List_20_Paragraph" style:list-style-name="L2">
      <style:paragraph-properties fo:margin-top="0cm" fo:margin-bottom="0cm" loext:contextual-spacing="true" fo:line-height="100%"/>
      <style:text-properties officeooo:rsid="004cf220" officeooo:paragraph-rsid="004cf220"/>
    </style:style>
    <style:style style:name="P80" style:family="paragraph" style:parent-style-name="List_20_Paragraph" style:list-style-name="L3">
      <style:paragraph-properties fo:margin-top="0cm" fo:margin-bottom="0cm" loext:contextual-spacing="true" fo:line-height="100%"/>
      <style:text-properties style:font-name="Arial" fo:font-size="10pt" officeooo:rsid="004e2eec" officeooo:paragraph-rsid="004e2eec" style:font-size-asian="10pt" style:font-name-complex="Arial1" style:font-size-complex="10pt"/>
    </style:style>
    <style:style style:name="P81" style:family="paragraph" style:parent-style-name="List_20_Paragraph" style:list-style-name="L4">
      <style:paragraph-properties fo:margin-top="0cm" fo:margin-bottom="0cm" loext:contextual-spacing="true" fo:line-height="100%"/>
      <style:text-properties style:font-name="Arial" fo:font-size="10pt" officeooo:rsid="004e2eec" officeooo:paragraph-rsid="004e2eec" style:font-size-asian="10pt" style:font-name-complex="Arial1" style:font-size-complex="10pt"/>
    </style:style>
    <style:style style:name="P82" style:family="paragraph" style:parent-style-name="List_20_Paragraph" style:list-style-name="L4">
      <style:paragraph-properties fo:margin-top="0cm" fo:margin-bottom="0cm" loext:contextual-spacing="true" fo:line-height="100%"/>
      <style:text-properties style:font-name="Arial" fo:font-size="10pt" officeooo:rsid="004dc16f" officeooo:paragraph-rsid="004dc16f" style:font-size-asian="10pt" style:font-name-complex="Arial1" style:font-size-complex="10pt"/>
    </style:style>
    <style:style style:name="P83" style:family="paragraph" style:parent-style-name="List_20_Paragraph" style:list-style-name="L4">
      <style:paragraph-properties fo:margin-top="0cm" fo:margin-bottom="0cm" loext:contextual-spacing="true" fo:line-height="100%"/>
      <style:text-properties style:font-name="Arial" fo:font-size="10pt" officeooo:rsid="004de77a" officeooo:paragraph-rsid="004de77a" style:font-size-asian="10pt" style:font-name-complex="Arial1" style:font-size-complex="10pt"/>
    </style:style>
    <style:style style:name="P84" style:family="paragraph" style:parent-style-name="List_20_Paragraph" style:list-style-name="L4">
      <style:paragraph-properties fo:margin-top="0cm" fo:margin-bottom="0cm" loext:contextual-spacing="true" fo:line-height="100%"/>
      <style:text-properties style:font-name="Arial" fo:font-size="10pt" officeooo:rsid="004f7d19" officeooo:paragraph-rsid="004f7d19" style:font-size-asian="10pt" style:font-name-complex="Arial1" style:font-size-complex="10pt"/>
    </style:style>
    <style:style style:name="P85" style:family="paragraph" style:parent-style-name="List_20_Paragraph" style:list-style-name="L5">
      <style:paragraph-properties fo:margin-top="0cm" fo:margin-bottom="0cm" loext:contextual-spacing="true" fo:line-height="100%"/>
      <style:text-properties style:font-name="Arial" fo:font-size="10pt" officeooo:rsid="004f7d19" officeooo:paragraph-rsid="004f7d19" style:font-size-asian="10pt" style:font-name-complex="Arial1" style:font-size-complex="10pt"/>
    </style:style>
    <style:style style:name="P86" style:family="paragraph" style:parent-style-name="List_20_Paragraph" style:list-style-name="L5">
      <style:paragraph-properties fo:margin-top="0cm" fo:margin-bottom="0cm" loext:contextual-spacing="true" fo:line-height="100%"/>
      <style:text-properties style:font-name="Arial" fo:font-size="10pt" officeooo:rsid="004f7d19" officeooo:paragraph-rsid="00529c12" style:font-size-asian="10pt" style:font-name-complex="Arial1" style:font-size-complex="10pt"/>
    </style:style>
    <style:style style:name="P87" style:family="paragraph" style:parent-style-name="List_20_Paragraph" style:list-style-name="L4">
      <style:paragraph-properties fo:margin-top="0cm" fo:margin-bottom="0cm" loext:contextual-spacing="true" fo:line-height="100%"/>
      <style:text-properties style:font-name="Arial" fo:font-size="10pt" officeooo:rsid="004cf220" officeooo:paragraph-rsid="004e2eec" style:font-size-asian="10pt" style:font-name-complex="Arial1" style:font-size-complex="10pt"/>
    </style:style>
    <style:style style:name="P88" style:family="paragraph" style:parent-style-name="List_20_Paragraph" style:list-style-name="WWNum13">
      <style:paragraph-properties fo:margin-top="0cm" fo:margin-bottom="0cm" loext:contextual-spacing="true" fo:line-height="100%"/>
      <style:text-properties style:font-name="Arial" fo:font-size="10pt" officeooo:rsid="00210736" officeooo:paragraph-rsid="00210736" style:font-size-asian="10pt" style:font-name-complex="Arial1" style:font-size-complex="10pt"/>
    </style:style>
    <style:style style:name="P89" style:family="paragraph" style:parent-style-name="List_20_Paragraph" style:list-style-name="WWNum13">
      <style:paragraph-properties fo:margin-top="0cm" fo:margin-bottom="0cm" loext:contextual-spacing="true" fo:line-height="100%"/>
      <style:text-properties style:font-name="Arial" fo:font-size="10pt" style:font-size-asian="10pt" style:font-name-complex="Arial1" style:font-size-complex="10pt"/>
    </style:style>
    <style:style style:name="P90" style:family="paragraph" style:parent-style-name="List_20_Paragraph" style:list-style-name="WWNum13">
      <style:paragraph-properties fo:margin-top="0cm" fo:margin-bottom="0cm" loext:contextual-spacing="true" fo:line-height="100%"/>
      <style:text-properties officeooo:rsid="00210736" officeooo:paragraph-rsid="00210736"/>
    </style:style>
    <style:style style:name="P91" style:family="paragraph" style:parent-style-name="List_20_Paragraph" style:list-style-name="WWNum13">
      <style:paragraph-properties fo:margin-top="0cm" fo:margin-bottom="0cm" loext:contextual-spacing="true" fo:line-height="100%"/>
      <style:text-properties officeooo:rsid="004fe3b7" officeooo:paragraph-rsid="004fe3b7"/>
    </style:style>
    <style:style style:name="P92" style:family="paragraph" style:parent-style-name="List_20_Paragraph" style:list-style-name="WWNum13">
      <style:paragraph-properties fo:margin-top="0cm" fo:margin-bottom="0cm" loext:contextual-spacing="true" fo:line-height="100%"/>
      <style:text-properties officeooo:rsid="0050e1e7" officeooo:paragraph-rsid="0050e1e7"/>
    </style:style>
    <style:style style:name="P93" style:family="paragraph" style:parent-style-name="Title" style:master-page-name="Standard">
      <style:paragraph-properties style:page-number="auto"/>
    </style:style>
    <style:style style:name="P94" style:family="paragraph" style:parent-style-name="Heading_20_2">
      <style:text-properties officeooo:rsid="002afae0" officeooo:paragraph-rsid="0055df27"/>
    </style:style>
    <style:style style:name="P95" style:family="paragraph" style:parent-style-name="Heading_20_2">
      <style:text-properties officeooo:rsid="002afae0" officeooo:paragraph-rsid="005a713f"/>
    </style:style>
    <style:style style:name="P96" style:family="paragraph" style:parent-style-name="Heading_20_2">
      <style:text-properties officeooo:rsid="00549a62" officeooo:paragraph-rsid="005a713f"/>
    </style:style>
    <style:style style:name="P97" style:family="paragraph" style:parent-style-name="Heading_20_2">
      <style:text-properties officeooo:paragraph-rsid="005a713f"/>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officeooo:rsid="0019ac53" style:font-size-asian="10pt" style:font-name-complex="Arial1" style:font-size-complex="10pt"/>
    </style:style>
    <style:style style:name="T3" style:family="text">
      <style:text-properties style:font-name="Arial" fo:font-size="10pt" officeooo:rsid="00210736" style:font-size-asian="10pt" style:font-name-complex="Arial1" style:font-size-complex="10pt"/>
    </style:style>
    <style:style style:name="T4" style:family="text">
      <style:text-properties style:font-name="Arial" fo:font-size="10pt" officeooo:rsid="00380aba" style:font-size-asian="10pt" style:font-name-complex="Arial1" style:font-size-complex="10pt"/>
    </style:style>
    <style:style style:name="T5" style:family="text">
      <style:text-properties style:font-name="Arial" fo:font-size="10pt" officeooo:rsid="0039c484" style:font-size-asian="10pt" style:font-name-complex="Arial1" style:font-size-complex="10pt"/>
    </style:style>
    <style:style style:name="T6" style:family="text">
      <style:text-properties style:font-name="Arial" fo:font-size="10pt" officeooo:rsid="003b7200" style:font-size-asian="10pt" style:font-name-complex="Arial1" style:font-size-complex="10pt"/>
    </style:style>
    <style:style style:name="T7" style:family="text">
      <style:text-properties style:font-name="Arial" fo:font-size="10pt" officeooo:rsid="003cbf3e" style:font-size-asian="10pt" style:font-name-complex="Arial1" style:font-size-complex="10pt"/>
    </style:style>
    <style:style style:name="T8" style:family="text">
      <style:text-properties style:font-name="Arial" fo:font-size="10pt" officeooo:rsid="003cde0a" style:font-size-asian="10pt" style:font-name-complex="Arial1" style:font-size-complex="10pt"/>
    </style:style>
    <style:style style:name="T9" style:family="text">
      <style:text-properties style:font-name="Arial" fo:font-size="10pt" officeooo:rsid="003e2ae0" style:font-size-asian="10pt" style:font-name-complex="Arial1" style:font-size-complex="10pt"/>
    </style:style>
    <style:style style:name="T10" style:family="text">
      <style:text-properties style:font-name="Arial" fo:font-size="10pt" officeooo:rsid="003f1094" style:font-size-asian="10pt" style:font-name-complex="Arial1" style:font-size-complex="10pt"/>
    </style:style>
    <style:style style:name="T11" style:family="text">
      <style:text-properties style:font-name="Arial" fo:font-size="10pt" officeooo:rsid="0040c6fe" style:font-size-asian="10pt" style:font-name-complex="Arial1" style:font-size-complex="10pt"/>
    </style:style>
    <style:style style:name="T12" style:family="text">
      <style:text-properties style:font-name="Arial" fo:font-size="10pt" officeooo:rsid="00424211" style:font-size-asian="10pt" style:font-name-complex="Arial1" style:font-size-complex="10pt"/>
    </style:style>
    <style:style style:name="T13" style:family="text">
      <style:text-properties style:font-name="Arial" fo:font-size="10pt" officeooo:rsid="004440f5" style:font-size-asian="10pt" style:font-name-complex="Arial1" style:font-size-complex="10pt"/>
    </style:style>
    <style:style style:name="T14" style:family="text">
      <style:text-properties style:font-name="Arial" fo:font-size="10pt" officeooo:rsid="0044b95c" style:font-size-asian="10pt" style:font-name-complex="Arial1" style:font-size-complex="10pt"/>
    </style:style>
    <style:style style:name="T15" style:family="text">
      <style:text-properties style:font-name="Arial" fo:font-size="10pt" officeooo:rsid="00487aa8" style:font-size-asian="10pt" style:font-name-complex="Arial1" style:font-size-complex="10pt"/>
    </style:style>
    <style:style style:name="T16" style:family="text">
      <style:text-properties style:font-name="Arial" fo:font-size="10pt" officeooo:rsid="0049c774" style:font-size-asian="10pt" style:font-name-complex="Arial1" style:font-size-complex="10pt"/>
    </style:style>
    <style:style style:name="T17" style:family="text">
      <style:text-properties style:font-name="Arial" fo:font-size="10pt" officeooo:rsid="004b6b8d" style:font-size-asian="10pt" style:font-name-complex="Arial1" style:font-size-complex="10pt"/>
    </style:style>
    <style:style style:name="T18" style:family="text">
      <style:text-properties style:font-name="Arial" fo:font-size="10pt" officeooo:rsid="004e2eec" style:font-size-asian="10pt" style:font-name-complex="Arial1" style:font-size-complex="10pt"/>
    </style:style>
    <style:style style:name="T19" style:family="text">
      <style:text-properties style:font-name="Arial" fo:font-size="10pt" officeooo:rsid="004f7d19" style:font-size-asian="10pt" style:font-name-complex="Arial1" style:font-size-complex="10pt"/>
    </style:style>
    <style:style style:name="T20" style:family="text">
      <style:text-properties style:font-name="Arial" fo:font-size="10pt" officeooo:rsid="0050e1e7" style:font-size-asian="10pt" style:font-name-complex="Arial1" style:font-size-complex="10pt"/>
    </style:style>
    <style:style style:name="T21" style:family="text">
      <style:text-properties fo:color="#00000a" style:font-name="Arial" style:font-name-complex="Arial1"/>
    </style:style>
    <style:style style:name="T22" style:family="text">
      <style:text-properties fo:color="#00000a" style:font-name="Arial" officeooo:rsid="00380aba" style:font-name-complex="Arial1"/>
    </style:style>
    <style:style style:name="T23" style:family="text">
      <style:text-properties fo:font-variant="normal" fo:text-transform="none" fo:color="#333333" style:font-name="arial" fo:font-size="9pt" fo:letter-spacing="normal" fo:font-style="normal" fo:font-weight="normal"/>
    </style:style>
    <style:style style:name="T24" style:family="text">
      <style:text-properties officeooo:rsid="002a0a7b"/>
    </style:style>
    <style:style style:name="T25" style:family="text">
      <style:text-properties officeooo:rsid="002afae0"/>
    </style:style>
    <style:style style:name="T26" style:family="text">
      <style:text-properties officeooo:rsid="002e3734"/>
    </style:style>
    <style:style style:name="T27" style:family="text">
      <style:text-properties officeooo:rsid="002fa866"/>
    </style:style>
    <style:style style:name="T28" style:family="text">
      <style:text-properties officeooo:rsid="00312e80"/>
    </style:style>
    <style:style style:name="T29" style:family="text">
      <style:text-properties officeooo:rsid="00351f38"/>
    </style:style>
    <style:style style:name="T30" style:family="text">
      <style:text-properties fo:font-weight="bold" style:font-weight-asian="bold" style:font-weight-complex="bold"/>
    </style:style>
    <style:style style:name="T31" style:family="text">
      <style:text-properties fo:font-weight="bold" officeooo:rsid="0050e1e7" style:font-weight-asian="bold" style:font-weight-complex="bold"/>
    </style:style>
    <style:style style:name="T32" style:family="text">
      <style:text-properties fo:font-weight="bold" officeooo:rsid="0044f0a8" style:font-weight-asian="bold" style:font-weight-complex="bold"/>
    </style:style>
    <style:style style:name="T33" style:family="text">
      <style:text-properties fo:font-weight="bold" officeooo:rsid="005220bc"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44f0a8" style:font-weight-asian="normal" style:font-weight-complex="normal"/>
    </style:style>
    <style:style style:name="T36" style:family="text">
      <style:text-properties fo:font-weight="normal" officeooo:rsid="004b6b8d" style:font-weight-asian="normal" style:font-weight-complex="normal"/>
    </style:style>
    <style:style style:name="T37" style:family="text">
      <style:text-properties fo:font-weight="normal" officeooo:rsid="0050d663" style:font-weight-asian="normal" style:font-weight-complex="normal"/>
    </style:style>
    <style:style style:name="T38" style:family="text">
      <style:text-properties fo:font-weight="normal" officeooo:rsid="0050e1e7" style:font-weight-asian="normal" style:font-weight-complex="normal"/>
    </style:style>
    <style:style style:name="T39" style:family="text">
      <style:text-properties fo:font-weight="normal" officeooo:rsid="005121ae" style:font-weight-asian="normal" style:font-weight-complex="normal"/>
    </style:style>
    <style:style style:name="T40" style:family="text">
      <style:text-properties fo:font-weight="normal" officeooo:rsid="005220bc" style:font-weight-asian="normal" style:font-weight-complex="normal"/>
    </style:style>
    <style:style style:name="T41" style:family="text">
      <style:text-properties officeooo:rsid="0049c774"/>
    </style:style>
    <style:style style:name="T42" style:family="text">
      <style:text-properties officeooo:rsid="004b6b8d"/>
    </style:style>
    <style:style style:name="T43" style:family="text">
      <style:text-properties officeooo:rsid="004cf220"/>
    </style:style>
    <style:style style:name="T44" style:family="text">
      <style:text-properties officeooo:rsid="004dc16f"/>
    </style:style>
    <style:style style:name="T45" style:family="text">
      <style:text-properties officeooo:rsid="004de77a"/>
    </style:style>
    <style:style style:name="T46" style:family="text">
      <style:text-properties officeooo:rsid="004e2eec"/>
    </style:style>
    <style:style style:name="T47" style:family="text">
      <style:text-properties officeooo:rsid="00487aa8"/>
    </style:style>
    <style:style style:name="T48" style:family="text">
      <style:text-properties officeooo:rsid="004fe3b7"/>
    </style:style>
    <style:style style:name="T49" style:family="text">
      <style:text-properties officeooo:rsid="005220bc"/>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officeooo:rsid="00529c12"/>
    </style:style>
    <style:style style:name="T53" style:family="text">
      <style:text-properties officeooo:rsid="00544258"/>
    </style:style>
    <style:style style:name="T54" style:family="text">
      <style:text-properties officeooo:rsid="0058f3e7"/>
    </style:style>
    <style:style style:name="T55" style:family="text">
      <style:text-properties officeooo:rsid="0059b7c5"/>
    </style:style>
    <style:style style:name="T56" style:family="text">
      <style:text-properties officeooo:rsid="005a713f"/>
    </style:style>
    <style:style style:name="T57" style:family="text">
      <style:text-properties officeooo:rsid="005c702e"/>
    </style:style>
    <style:style style:name="T58" style:family="text">
      <style:text-properties officeooo:rsid="005f6239"/>
    </style:style>
    <style:style style:name="T59" style:family="text">
      <style:text-properties officeooo:rsid="005fa514"/>
    </style:style>
    <style:style style:name="T60" style:family="text">
      <style:text-properties officeooo:rsid="0060e0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pan text:style-name="T21">MXB334: </text:span><text:span text:style-name="T22">Assessment 3 </text:span><text:span text:style-name="T21">Description </text:span></text:p>
      <table:table table:name="Table3" table:style-name="Table3">
        <table:table-column table:style-name="Table3.A"/>
        <table:table-column table:style-name="Table3.B"/>
        <table:table-row table:style-name="Table3.1">
          <table:table-cell table:style-name="Table3.A1" office:value-type="string">
            <text:p text:style-name="P5">Task</text:p>
          </table:table-cell>
          <table:table-cell table:style-name="Table3.B1" office:value-type="string">
            <text:p text:style-name="P9">Credit Risk Model</text:p>
          </table:table-cell>
        </table:table-row>
        <table:table-row table:style-name="Table3.1">
          <table:table-cell table:style-name="Table3.A1" office:value-type="string">
            <text:p text:style-name="P5">Unit Learning Outcomes Addressed</text:p>
          </table:table-cell>
          <table:table-cell table:style-name="Table3.B2" office:value-type="string">
            <text:list xml:id="list4497097483925101846" text:style-name="WWNum22">
              <text:list-header>
                <text:p text:style-name="P69"><text:span text:style-name="T23">1. Expertly and critically carry out statistical analysis using statistical models in the analysis of various data sets and examples.</text:span><text:line-break/><text:span text:style-name="T23">2. Use R to carry out statistical analyses.</text:span><text:line-break/><text:span text:style-name="T23">3. Communicate statistical conclusions clearly and concisely both in written form and orally.</text:span></text:p>
              </text:list-header>
            </text:list>
          </table:table-cell>
        </table:table-row>
        <table:table-row table:style-name="Table3.1">
          <table:table-cell table:style-name="Table3.A1" office:value-type="string">
            <text:p text:style-name="P5">Due date </text:p>
          </table:table-cell>
          <table:table-cell table:style-name="Table3.B3" office:value-type="string">
            <text:p text:style-name="P4"><text:span text:style-name="T1">Week </text:span><text:span text:style-name="T4">14/15</text:span></text:p>
          </table:table-cell>
        </table:table-row>
        <table:table-row table:style-name="Table3.1">
          <table:table-cell table:style-name="Table3.A1" office:value-type="string">
            <text:p text:style-name="P5">Weighting</text:p>
          </table:table-cell>
          <table:table-cell table:style-name="Table3.B4" office:value-type="string">
            <text:p text:style-name="P7">40%</text:p>
          </table:table-cell>
        </table:table-row>
        <table:table-row table:style-name="Table3.1">
          <table:table-cell table:style-name="Table3.A1" office:value-type="string">
            <text:p text:style-name="P5">Specifications</text:p>
          </table:table-cell>
          <table:table-cell table:style-name="Table3.B5" office:value-type="string">
            <text:p text:style-name="P9">Groups of 3 or 4</text:p>
          </table:table-cell>
        </table:table-row>
        <table:table-row table:style-name="Table3.1">
          <table:table-cell table:style-name="Table3.A1" table:number-columns-spanned="2" office:value-type="string">
            <text:p text:style-name="P6">Overview</text:p>
          </table:table-cell>
          <table:covered-table-cell/>
        </table:table-row>
        <table:table-row table:style-name="Table3.1">
          <table:table-cell table:style-name="Table3.A7" table:number-columns-spanned="2" office:value-type="string">
            <text:p text:style-name="P12"><text:span text:style-name="T1">This </text:span><text:span text:style-name="T12">project</text:span><text:span text:style-name="T2"> </text:span><text:span text:style-name="T5">will assess your ability to </text:span><text:span text:style-name="T6">work as a team to </text:span><text:span text:style-name="T5">apply generalised linear modelling to create a reproducible piece of </text:span><text:span text:style-name="T17">analysis</text:span><text:span text:style-name="T5"> </text:span><text:span text:style-name="T6">of real-world customer loan data. </text:span><text:span text:style-name="T18">You have 2 opportunities to discuss the project with real analysts working for the Bank of Queensland. </text:span><text:span text:style-name="T6">The analysis will culminate in the proposal of a credit risk model and </text:span><text:span text:style-name="T13">an</text:span><text:span text:style-name="T6"> evaluation of its performance using industry standard </text:span><text:span text:style-name="T17">measures</text:span><text:span text:style-name="T6"> and techniques. </text:span></text:p>
            <text:p text:style-name="P10"/>
            <text:p text:style-name="P14"><text:span text:style-name="T6">T</text:span><text:span text:style-name="T1">he way you will work will closely mirror that of real analysts working in the financial sector.</text:span><text:span text:style-name="T18"> </text:span><text:span text:style-name="T1">You will be expected to plan your project, </text:span><text:span text:style-name="T12">give status updates, summarise your findings for executives, document your analysis in a reproducible way, </text:span><text:span text:style-name="T20">use version control/collaboration tools, </text:span><text:span text:style-name="T13">and review your performance against you measures of success.</text:span></text:p>
            <text:p text:style-name="P11"/>
            <text:p text:style-name="P13"><text:span text:style-name="T1">The </text:span><text:span text:style-name="T13">project </text:span><text:span text:style-name="T11">is comprised of</text:span><text:span text:style-name="T7"> deliverables that will be due at various stages throughout semester. They are:</text:span></text:p>
            <text:list xml:id="list3108775094962925380" text:style-name="L1">
              <text:list-item>
                <text:p text:style-name="P30"><text:span text:style-name="T1">A </text:span><text:span text:style-name="T14">Delivery Plan</text:span><text:span text:style-name="T1"> that decomposes the project into a number of tasks or milestones </text:span><text:span text:style-name="T13">spread over the semester, </text:span><text:span text:style-name="T1">to be</text:span><text:span text:style-name="T8"> </text:span><text:span text:style-name="T10">reviewed with your lecturer weekly.</text:span></text:p>
              </text:list-item>
              <text:list-item>
                <text:p text:style-name="P31"><text:span text:style-name="T8">An Interim </text:span><text:span text:style-name="T14">M</text:span><text:span text:style-name="T8">ilestone </text:span><text:span text:style-name="T14">R</text:span><text:span text:style-name="T8">eport that details how the dataset for modelling has been created from the </text:span><text:span text:style-name="T17">initial</text:span><text:span text:style-name="T8"> data sources.</text:span></text:p>
              </text:list-item>
              <text:list-item>
                <text:p text:style-name="P32"><text:span text:style-name="T8">A </text:span><text:span text:style-name="T10">Summary on a Page (SOAP) distilling the key outcomes of your project down to a 1 </text:span><text:span text:style-name="T17">page</text:span><text:span text:style-name="T10"> executive summary.</text:span></text:p>
              </text:list-item>
              <text:list-item>
                <text:p text:style-name="P32"><text:span text:style-name="T1">A </text:span><text:span text:style-name="T13">f</text:span><text:span text:style-name="T10">inal </text:span><text:span text:style-name="T14">R</text:span><text:span text:style-name="T1">eproducible </text:span><text:span text:style-name="T14">A</text:span><text:span text:style-name="T1">nalytical </text:span><text:span text:style-name="T14">R</text:span><text:span text:style-name="T1">eport </text:span><text:span text:style-name="T10">that formulates, validates, and tests your proposed credit risk model.</text:span></text:p>
              </text:list-item>
              <text:list-item>
                <text:p text:style-name="P32"><text:span text:style-name="T1">A </text:span><text:span text:style-name="T14">P</text:span><text:span text:style-name="T1">erformance </text:span><text:span text:style-name="T14">R</text:span><text:span text:style-name="T1">eview </text:span><text:span text:style-name="T10">where you will argue for the grade your work should receive based on the assessment criteria.</text:span></text:p>
              </text:list-item>
            </text:list>
            <text:p text:style-name="P8"/>
          </table:table-cell>
          <table:covered-table-cell/>
        </table:table-row>
        <table:table-row table:style-name="Table3.1">
          <table:table-cell table:style-name="Table3.A1" table:number-columns-spanned="2" office:value-type="string">
            <text:p text:style-name="P6">What you will do</text:p>
          </table:table-cell>
          <table:covered-table-cell/>
        </table:table-row>
        <table:table-row table:style-name="Table3.1">
          <table:table-cell table:style-name="Table3.A9" table:number-columns-spanned="2" office:value-type="string">
            <text:list xml:id="list7168650018686199094" text:style-name="WWNum24">
              <text:list-header>
                <text:p text:style-name="P70">The overarching task is the creation of a statistical model for loan default. You will use <text:span text:style-name="T45">binomial</text:span> regression within the generalised linear modelling framework to build this model. Models like the one you will build are used by money lending organisations to assign probability of default to loan applications. This information allows effective management of a lending (credit risk) portfolio.</text:p>
              </text:list-header>
            </text:list>
            <text:p text:style-name="P20"/>
            <text:p text:style-name="P19">You will plan your work from the project outset and update the plan as you <text:span text:style-name="T42">complete</text:span> tasks or come to better understanding of the remaining work.</text:p>
            <text:p text:style-name="P19"/>
            <text:p text:style-name="P21">Initially you will work toward the interim milestone, which <text:span text:style-name="T43">will be</text:span> to complete preparation of the data for analysis. <text:span text:style-name="T41">This will involve</text:span>:</text:p>
            <text:list xml:id="list4883437022654248785" text:style-name="L2">
              <text:list-item>
                <text:p text:style-name="P76"><text:span text:style-name="T15">join</text:span><text:span text:style-name="T16">ing</text:span><text:span text:style-name="T15">, filter</text:span><text:span text:style-name="T16">ing</text:span><text:span text:style-name="T15">, and clean</text:span><text:span text:style-name="T16">ing</text:span><text:span text:style-name="T15"> data form 2 sources</text:span></text:p>
              </text:list-item>
              <text:list-item>
                <text:p text:style-name="P76"><text:span text:style-name="T15">document</text:span><text:span text:style-name="T16">ing</text:span><text:span text:style-name="T15"> your </text:span><text:span text:style-name="T17">decisions</text:span><text:span text:style-name="T15"> on how to handle missing and unusual data</text:span></text:p>
              </text:list-item>
              <text:list-item>
                <text:p text:style-name="P77"><text:span text:style-name="T15">defin</text:span><text:span text:style-name="T16">ing</text:span><text:span text:style-name="T15"> and creat</text:span><text:span text:style-name="T16">ing</text:span><text:span text:style-name="T15"> the response variable</text:span></text:p>
              </text:list-item>
              <text:list-item>
                <text:p text:style-name="P77"><text:span text:style-name="T17">excluding</text:span><text:span text:style-name="T16"> variables contaminated by information relating to the response</text:span></text:p>
              </text:list-item>
              <text:list-item>
                <text:p text:style-name="P77"><text:span text:style-name="T17">a</text:span><text:span text:style-name="T15">pply</text:span><text:span text:style-name="T16">ing</text:span><text:span text:style-name="T15"> variable selection algorithms or </text:span><text:span text:style-name="T17">heuristics</text:span><text:span text:style-name="T15"> taught in the course to narrow down the </text:span><text:span text:style-name="T16">large number of covariates </text:span><text:span text:style-name="T17">for modelling</text:span><text:span text:style-name="T15">.</text:span></text:p>
              </text:list-item>
              <text:list-item>
                <text:p text:style-name="P79"><text:span text:style-name="T15">C</text:span><text:span text:style-name="T1">ombining all of the above into a reproducible </text:span><text:span text:style-name="T19">interim </text:span><text:span text:style-name="T1">report written in Rmarkdown.</text:span></text:p>
              </text:list-item>
            </text:list>
            <text:p text:style-name="P22"/>
            <text:p text:style-name="P23"><text:span text:style-name="T44">Using your dataset, you will</text:span> <text:span text:style-name="T44">build a model for risk of loan default using binomial regression. This will involve:</text:span></text:p>
            <text:list xml:id="list5995407509474160122" text:style-name="L3">
              <text:list-item>
                <text:p text:style-name="P80">Exploratory analysis of variables of usual interest in credit risk.</text:p>
                <text:list>
                  <text:list-item>
                    <text:p text:style-name="P80"><text:soft-page-break/>It will be up to you to find out what these are from Bank of Queensland analysts.</text:p>
                  </text:list-item>
                </text:list>
              </text:list-item>
            </text:list>
            <text:list xml:id="list5064143473582068445" text:style-name="L4">
              <text:list-item>
                <text:p text:style-name="P82">Selecting from a space of candidate models using goodness of fit measures and cross validation (AIC, Gini/AUC).</text:p>
              </text:list-item>
              <text:list-item>
                <text:p text:style-name="P83">Selecting among 3 link functions: logit, probit, cloglog</text:p>
                <text:list>
                  <text:list-item>
                    <text:p text:style-name="P83">With justification for final <text:span text:style-name="T46">selection</text:span></text:p>
                  </text:list-item>
                </text:list>
              </text:list-item>
              <text:list-item>
                <text:p text:style-name="P82">Testing and validating the assumptions of the model</text:p>
              </text:list-item>
              <text:list-item>
                <text:p text:style-name="P81">Evaluating the performance of the model against existing benchmark</text:p>
              </text:list-item>
              <text:list-item>
                <text:p text:style-name="P81">Drawing conclusions about the effects of important variables</text:p>
                <text:list>
                  <text:list-item>
                    <text:p text:style-name="P84">Makes statements of the uncertainty relating to the effects</text:p>
                  </text:list-item>
                </text:list>
              </text:list-item>
              <text:list-item>
                <text:p text:style-name="P87"><text:span text:style-name="T47">C</text:span>ombining all of the above into a reproducible report written in Rmarkdown.</text:p>
              </text:list-item>
            </text:list>
            <text:p text:style-name="P21"/>
            <text:p text:style-name="P24">Using the insights gained from your analysis you will distil the interesting results into a Summary On a Page (SOAP) for executive consumption. You <text:span text:style-name="T48">will</text:span>:</text:p>
            <text:list xml:id="list2876958241910493496" text:style-name="L5">
              <text:list-item>
                <text:p text:style-name="P85">Use visuals to communicate where appropriate</text:p>
              </text:list-item>
              <text:list-item>
                <text:p text:style-name="P85">Highlight Important covariates in the model</text:p>
              </text:list-item>
              <text:list-item>
                <text:p text:style-name="P86">State key assumptions</text:p>
                <text:list>
                  <text:list-item>
                    <text:p text:style-name="P86">in particular any assumptions that could not be verified. <text:span text:style-name="T52">Highlight these as risks.</text:span></text:p>
                  </text:list-item>
                </text:list>
              </text:list-item>
              <text:list-item>
                <text:p text:style-name="P85">State state performance of model</text:p>
                <text:list>
                  <text:list-item>
                    <text:p text:style-name="P85"><text:s/><text:span text:style-name="T48">Compare it</text:span> to benchmark in terms that relate directly to the executive. </text:p>
                  </text:list-item>
                </text:list>
              </text:list-item>
            </text:list>
            <text:p text:style-name="P26"/>
            <text:p text:style-name="P25">For the final part of this assessment you will submit an individual performance review where you will assess the project and yourself against performance criteria. <text:span text:style-name="T49">A template form shall be provided to you on Blackboard. </text:span>The argument you make for the grade you shall receive will be taken into consideration in the grade awarded to you.</text:p>
            <text:p text:style-name="P25"/>
          </table:table-cell>
          <table:covered-table-cell/>
        </table:table-row>
        <table:table-row table:style-name="Table3.1">
          <table:table-cell table:style-name="Table3.A1" table:number-columns-spanned="2" office:value-type="string">
            <text:p text:style-name="P6">What you will submit</text:p>
          </table:table-cell>
          <table:covered-table-cell/>
        </table:table-row>
        <table:table-row table:style-name="Table3.1">
          <table:table-cell table:style-name="Table3.A11" table:number-columns-spanned="2" office:value-type="string">
            <text:p text:style-name="P17">The <text:span text:style-name="T30">Delivery Plan</text:span><text:span text:style-name="T34"> is a living document that maps the </text:span><text:span text:style-name="T35">known remaining </text:span><text:span text:style-name="T34">tasks in this project onto </text:span><text:span text:style-name="T35">weeks in </text:span><text:span text:style-name="T34">the project timeline. It is a living document that you will update weekly. </text:span><text:span text:style-name="T35">Tasks may be added or removed at any time. Each week </text:span><text:span text:style-name="T37">during the Thursday practical session, </text:span><text:span text:style-name="T35">your group will make a short report on how you are tracking toward planned items with your lecturer. </text:span><text:span text:style-name="T37">T</text:span><text:span text:style-name="T35">his report is an </text:span><text:span text:style-name="T36">opportunity</text:span><text:span text:style-name="T35"> to raise road blocks the group has encountered </text:span><text:span text:style-name="T37">and get help</text:span><text:span text:style-name="T35">.</text:span></text:p>
            <text:p text:style-name="P29"/>
            <text:p text:style-name="P18"><text:span text:style-name="T34">The </text:span><text:span text:style-name="T30">Interim Milestone Report</text:span><text:span text:style-name="T34"> </text:span><text:span text:style-name="T38">and the </text:span><text:span text:style-name="T31">Reproducible Analytical Report</text:span><text:span text:style-name="T38"> are collaborative works that will be housed in a private Github repository that will be issued to your group. </text:span><text:span text:style-name="T39">You will </text:span><text:span text:style-name="T38">use Github’s workflow to collaborate </text:span><text:span text:style-name="T39">and </text:span><text:span text:style-name="T38">manage shared authorship in Rmarkdown format. At the </text:span><text:span text:style-name="T39">respective </text:span><text:span text:style-name="T38">submission deadline</text:span><text:span text:style-name="T39">s</text:span><text:span text:style-name="T38"> an image will be made of your group’s </text:span><text:span text:style-name="T39">repository for grading. Any instructions required to reproduce your report should be entered into the repository’s readme file, although this should not be necessary.</text:span></text:p>
            <text:p text:style-name="P71"/>
            <text:p text:style-name="P27"><text:span text:style-name="T34">For the </text:span><text:span text:style-name="T32">Interim Milestone Report</text:span><text:span text:style-name="T35">, </text:span><text:span text:style-name="T34">the repository will be imaged on</text:span><text:span text:style-name="T30"> 5pm Friday of Week 9</text:span><text:span text:style-name="T34">. </text:span></text:p>
            <text:p text:style-name="P72"/>
            <text:p text:style-name="P27"><text:span text:style-name="T34">For the <text:s/></text:span><text:span text:style-name="T31">Reproducible Analytical Report </text:span><text:span text:style-name="T34">the repository will be imaged on </text:span><text:span text:style-name="T30">5pm Friday of Week 14</text:span><text:span text:style-name="T34">.</text:span></text:p>
            <text:p text:style-name="P73"/>
            <text:p text:style-name="P27"><text:span text:style-name="T34">You are encouraged to use </text:span><text:span text:style-name="T40">G</text:span><text:span text:style-name="T34">ithub and Rmarkdown for your </text:span><text:span text:style-name="T30">SOAP</text:span><text:span text:style-name="T34">, however you may use any format. </text:span><text:span text:style-name="T40">Showcase your design skills if you wish!</text:span><text:span text:style-name="T34"> There will be a submission link placed on Blackboard to use if you do not wish to </text:span><text:span text:style-name="T40">included it in your Github repository. </text:span></text:p>
            <text:p text:style-name="P74"/>
            <text:p text:style-name="P27"><text:span text:style-name="T40">The deadline for submission (or push to Github) of the </text:span><text:span text:style-name="T33">SOAP</text:span><text:span text:style-name="T40"> <text:s/>is </text:span><text:span text:style-name="T30">5pm Friday of Week 14</text:span><text:span text:style-name="T34">.</text:span></text:p>
            <text:p text:style-name="P29"/>
            <text:p text:style-name="P28"><text:span text:style-name="T38">Y</text:span><text:span text:style-name="T34">our </text:span><text:span text:style-name="T30">Performance Review</text:span><text:span text:style-name="T34"> needs to be submitted individually on Blackboard via an assignment submission link. </text:span></text:p>
            <text:p text:style-name="P74"/>
            <text:p text:style-name="P28"><text:span text:style-name="T34">The deadline for submission of the </text:span><text:span text:style-name="T30">Performance Review </text:span><text:span text:style-name="T51">is </text:span><text:span text:style-name="T50">5pm Friday of Week 14.</text:span></text:p>
            <text:p text:style-name="P29"/>
            <text:p text:style-name="P29"/>
          </table:table-cell>
          <table:covered-table-cell/>
        </table:table-row>
        <table:table-row table:style-name="Table3.1">
          <table:table-cell table:style-name="Table3.A1" table:number-columns-spanned="2" office:value-type="string">
            <text:p text:style-name="P6">Resources and Useful References</text:p>
          </table:table-cell>
          <table:covered-table-cell/>
        </table:table-row>
        <table:table-row table:style-name="Table3.1">
          <table:table-cell table:style-name="Table3.A13" table:number-columns-spanned="2" office:value-type="string">
            <text:list xml:id="list7223127343430575360" text:style-name="WWNum13">
              <text:list-item>
                <text:p text:style-name="P78"><text:span text:style-name="T9">Logistic</text:span><text:span text:style-name="T3"> Regression</text:span><text:span text:style-name="T1"> Lecture Notes </text:span></text:p>
              </text:list-item>
              <text:list-item>
                <text:p text:style-name="P88">Cross validated and Stack Overflow websites.</text:p>
              </text:list-item>
              <text:list-item>
                <text:p text:style-name="P90"><text:span text:style-name="T1">Rmarkdown documentation: </text:span><text:a xlink:type="simple" xlink:href="http://rmarkdown.rstudio.com/" text:style-name="Internet_20_link" text:visited-style-name="Visited_20_Internet_20_Link"><text:span text:style-name="T1">http://rmarkdown.rstudio.com/</text:span></text:a></text:p>
              </text:list-item>
              <text:list-item>
                <text:p text:style-name="P91"><text:soft-page-break/><text:span text:style-name="T1">R data wrangling cheatsheet: </text:span><text:a xlink:type="simple" xlink:href="https://www.rstudio.com/wp-content/uploads/2015/02/data-wrangling-cheatsheet.pdf" text:style-name="Internet_20_link" text:visited-style-name="Visited_20_Internet_20_Link"><text:span text:style-name="T1">https://www.rstudio.com/wp-content/uploads/2015/02/data-wrangling-cheatsheet.pdf</text:span></text:a></text:p>
              </text:list-item>
              <text:list-item>
                <text:p text:style-name="P92"><text:span text:style-name="T1">Github workflow guide: </text:span><text:a xlink:type="simple" xlink:href="https://guides.github.com/introduction/flow/" text:style-name="Internet_20_link" text:visited-style-name="Visited_20_Internet_20_Link"><text:span text:style-name="T1">https://guides.github.com/introduction/flow/</text:span></text:a></text:p>
              </text:list-item>
              <text:list-item>
                <text:p text:style-name="P89">Blackboard Folder for this Pro<text:span text:style-name="T27">ject.</text:span></text:p>
              </text:list-item>
            </text:list>
          </table:table-cell>
          <table:covered-table-cell/>
        </table:table-row>
      </table:table>
      <text:h text:style-name="P68" text:outline-level="1">A <text:span text:style-name="T25">Top</text:span> Level Effort</text:h>
      <text:p text:style-name="P16">Delivery Plan</text:p>
      <text:list xml:id="list5224615878793775825" text:style-name="L11">
        <text:list-item>
          <text:p text:style-name="P54">Updated weekly with new/<text:span text:style-name="T54">revised</text:span> tasks and realistic allocations work to weeks.</text:p>
        </text:list-item>
        <text:list-item>
          <text:p text:style-name="P62">Contains all tasks to be completed.</text:p>
        </text:list-item>
      </text:list>
      <text:p text:style-name="Heading_20_2">SOAP</text:p>
      <text:list xml:id="list4838062597880159210" text:style-name="L6">
        <text:list-item>
          <text:p text:style-name="P33">Clear evidence in design of visualisations with intent to communicate information <text:span text:style-name="T52">relevant</text:span> to analysis.</text:p>
          <text:list>
            <text:list-item>
              <text:p text:style-name="P33">Axis labels, axis scales, legends that support this.</text:p>
            </text:list-item>
          </text:list>
        </text:list-item>
        <text:list-item>
          <text:p text:style-name="P33">Clear <text:span text:style-name="T52">explanation</text:span> or visualisation of the <text:span text:style-name="T52">uncertainty</text:span> around analysis outputs that are <text:span text:style-name="T56">relevant</text:span> to the <text:span text:style-name="T56">executive.</text:span> </text:p>
        </text:list-item>
        <text:list-item>
          <text:p text:style-name="P33">May name methods used but avoids <text:span text:style-name="T52">inappropriate</text:span> explanations of them.</text:p>
        </text:list-item>
        <text:list-item>
          <text:p text:style-name="P33"><text:span text:style-name="T52">Unambiguously</text:span> states the outcome of the analysis <text:span text:style-name="T26">in a way that directly relates to Executive</text:span>.</text:p>
        </text:list-item>
        <text:list-item>
          <text:p text:style-name="P35">Refers to performance relative to existing benchmark using terms relevant to Executive, e.g. x% more loans or more $ with y% less defaults..</text:p>
        </text:list-item>
        <text:list-item>
          <text:p text:style-name="P39">Relative importance of covariates clearly communicated.</text:p>
        </text:list-item>
        <text:list-item>
          <text:p text:style-name="P40">Calls out any risks.</text:p>
        </text:list-item>
        <text:list-item>
          <text:p text:style-name="P36"><text:span text:style-name="T53">Clearly states key assumptions.</text:span> </text:p>
        </text:list-item>
        <text:list-item>
          <text:p text:style-name="P33">Contains link or reference to the repository of the analysis report.</text:p>
        </text:list-item>
      </text:list>
      <text:p text:style-name="Heading_20_2">Interim Milestone Report</text:p>
      <text:list xml:id="list1735776183152281970" text:style-name="L12">
        <text:list-item>
          <text:p text:style-name="P58">Uses join functions to combine data sets based on key values</text:p>
        </text:list-item>
        <text:list-item>
          <text:p text:style-name="P58">Detects unusual observations using exploratory analysis</text:p>
        </text:list-item>
        <text:list-item>
          <text:p text:style-name="P56"><text:span text:style-name="T55">Uses </text:span>automated tools to identify and exclude covariates with low variance and high correlation. </text:p>
        </text:list-item>
        <text:list-item>
          <text:p text:style-name="P56"><text:span text:style-name="T55">Applies </text:span>critical reasoning to identify and remove covariates with that are contaminated by response.</text:p>
        </text:list-item>
        <text:list-item>
          <text:p text:style-name="P58">Justifies removal of:</text:p>
          <text:list>
            <text:list-item>
              <text:p text:style-name="P58">categorical variables applying to small numbers of observations</text:p>
            </text:list-item>
            <text:list-item>
              <text:p text:style-name="P58">variables with high proportion of missing/NA</text:p>
            </text:list-item>
          </text:list>
        </text:list-item>
      </text:list>
      <text:p text:style-name="P94"><text:span text:style-name="T53">Reproducible Analytical </text:span>Report</text:p>
      <text:list xml:id="list527012566686232052" text:style-name="L7">
        <text:list-item>
          <text:p text:style-name="P42">Exploratory analysis creates intuition for results of statistical modelling.</text:p>
        </text:list-item>
        <text:list-item>
          <text:p text:style-name="P42">Makes justification for assumptions in terms of model form.</text:p>
          <text:list>
            <text:list-item>
              <text:p text:style-name="P52">Link function choice backed up by tests.</text:p>
            </text:list-item>
            <text:list-item>
              <text:p text:style-name="P52">Uses AIC or Gini to discriminate between nested models</text:p>
            </text:list-item>
          </text:list>
        </text:list-item>
        <text:list-item>
          <text:p text:style-name="P42"><text:soft-page-break/><text:span text:style-name="T28">Clearly a</text:span>ssesses <text:span text:style-name="T53">quality of statistical model fit and validity of assumptions</text:span></text:p>
          <text:list>
            <text:list-item>
              <text:p text:style-name="P44">Pearson Residual Chi-Sq test <text:span text:style-name="T29">or </text:span>Test of residual deviance </text:p>
            </text:list-item>
            <text:list-item>
              <text:p text:style-name="P44"><text:span text:style-name="T53">Leverage</text:span> plots</text:p>
            </text:list-item>
            <text:list-item>
              <text:p text:style-name="P46">Highlights issues and makes sound arguments for their resolution either backed up by <text:span text:style-name="T53">theory</text:span> or references.</text:p>
            </text:list-item>
            <text:list-item>
              <text:p text:style-name="P48">Uses Cross validation with appropriately sized training, test, and validation sets.</text:p>
            </text:list-item>
          </text:list>
        </text:list-item>
        <text:list-item>
          <text:p text:style-name="P52">Documents model performance with ROC curve Confusion matrix, AUC, Gini.</text:p>
          <text:list>
            <text:list-item>
              <text:p text:style-name="P64">Explains what the expected impact of model is if adopted, using validation set as justification.</text:p>
            </text:list-item>
          </text:list>
        </text:list-item>
        <text:list-item>
          <text:p text:style-name="P64">Clearly states effects (with uncertainty) of covariates:</text:p>
          <text:list>
            <text:list-item>
              <text:p text:style-name="P64">Important in the chosen model</text:p>
            </text:list-item>
            <text:list-item>
              <text:p text:style-name="P66">Of usual interest in credit modelling</text:p>
            </text:list-item>
          </text:list>
        </text:list-item>
        <text:list-item>
          <text:p text:style-name="P50">Has all required R code embedded in Rmarkdown document in <text:span text:style-name="T53">relevant</text:span> places, but does not make inordinate <text:span text:style-name="T53">amounts</text:span> of code visible in final output. </text:p>
        </text:list-item>
        <text:list-item>
          <text:p text:style-name="P50">Is inherently reproducible.</text:p>
          <text:list>
            <text:list-item>
              <text:p text:style-name="P50">Can be executed and knitted from an empty environment without errors or numerous warnings.</text:p>
            </text:list-item>
          </text:list>
        </text:list-item>
      </text:list>
      <text:p text:style-name="Heading_20_2">Performance Review</text:p>
      <text:list xml:id="list2254412409254646085" text:style-name="L13">
        <text:list-item>
          <text:p text:style-name="P60">Responds to template with concrete examples of contributions and measures against relevant benchmarks.</text:p>
        </text:list-item>
      </text:list>
      <text:h text:style-name="P15" text:outline-level="1">A <text:span text:style-name="T24">P</text:span>assing <text:span text:style-name="T24">E</text:span>ffort:</text:h>
      <text:p text:style-name="P96">Delivery Plan</text:p>
      <text:list xml:id="list163623259785977" text:continue-list="list5224615878793775825" text:style-name="L11">
        <text:list-item>
          <text:p text:style-name="P55">Updated <text:span text:style-name="T56">most weeks. </text:span></text:p>
        </text:list-item>
        <text:list-item>
          <text:p text:style-name="P55"><text:span text:style-name="T56">Some tasks are unrealistic for the allocated time frame. </text:span></text:p>
        </text:list-item>
        <text:list-item>
          <text:p text:style-name="P55"><text:span text:style-name="T56">Some tasks are missing.</text:span></text:p>
        </text:list-item>
      </text:list>
      <text:p text:style-name="P97">SOAP</text:p>
      <text:list xml:id="list4982091681282130184" text:style-name="L14">
        <text:list-item>
          <text:p text:style-name="P34"><text:span text:style-name="T56">V</text:span>isualisations communicate information <text:span text:style-name="T52">relevant</text:span> to analysis <text:span text:style-name="T56">but may be presented in a way not making this immediately obvious</text:span>.</text:p>
        </text:list-item>
        <text:list-item>
          <text:p text:style-name="P34"><text:span text:style-name="T57">Uncertainty</text:span> <text:span text:style-name="T57">communicated but not addressed directly, i.e. in a table or plot without proper explanation.</text:span></text:p>
        </text:list-item>
        <text:list-item>
          <text:p text:style-name="P63">Contains some mention of methods and concepts irrelevant to executive.</text:p>
        </text:list-item>
        <text:list-item>
          <text:p text:style-name="P34"><text:span text:style-name="T57">S</text:span>tates the outcome of the analysis <text:span text:style-name="T26">in a way that leaves the Executive to do some translation to his or her own terms</text:span>.</text:p>
        </text:list-item>
        <text:list-item>
          <text:p text:style-name="P38">Refers to performance relative to existing benchmark <text:span text:style-name="T26">in a way that leaves the Executive to do some translation to his or her own terms.</text:span></text:p>
        </text:list-item>
        <text:list-item>
          <text:p text:style-name="P41"><text:span text:style-name="T57">I</text:span>mportance of covariates <text:span text:style-name="T57">identified but relative importance unclear</text:span>.</text:p>
        </text:list-item>
        <text:list-item>
          <text:p text:style-name="P41"><text:soft-page-break/><text:span text:style-name="T57">Ignores some</text:span> risks.</text:p>
        </text:list-item>
        <text:list-item>
          <text:p text:style-name="P37"><text:span text:style-name="T53">Clearly states key assumptions.</text:span> </text:p>
        </text:list-item>
        <text:list-item>
          <text:p text:style-name="P34">Contains link or reference to the repository of the analysis report.</text:p>
        </text:list-item>
      </text:list>
      <text:p text:style-name="P97">Interim Milestone Report</text:p>
      <text:list xml:id="list583855635715063574" text:style-name="L15">
        <text:list-item>
          <text:p text:style-name="P59">Uses join functions to combine data sets based on key values</text:p>
        </text:list-item>
        <text:list-item>
          <text:p text:style-name="P59"><text:span text:style-name="T58">Misses some </text:span>unusual observations using exploratory analysis</text:p>
        </text:list-item>
        <text:list-item>
          <text:p text:style-name="P57"><text:span text:style-name="T55">Uses </text:span>automated tools to identify and exclude covariates with low variance and high correlation. </text:p>
        </text:list-item>
        <text:list-item>
          <text:p text:style-name="P57"><text:span text:style-name="T55">Applies </text:span>critical reasoning to identify and remove <text:span text:style-name="T58">some of the </text:span>covariates with that are contaminated by response.</text:p>
        </text:list-item>
        <text:list-item>
          <text:p text:style-name="P59"><text:span text:style-name="T58">Removes by fails to justify</text:span>:</text:p>
          <text:list>
            <text:list-item>
              <text:p text:style-name="P59"><text:span text:style-name="T58">some </text:span>categorical variables applying to small numbers of observatio<text:span text:style-name="T58">S</text:span>ns</text:p>
            </text:list-item>
            <text:list-item>
              <text:p text:style-name="P59">variables with high proportion of missing/NA</text:p>
            </text:list-item>
          </text:list>
        </text:list-item>
      </text:list>
      <text:p text:style-name="P95"><text:span text:style-name="T53">Reproducible Analytical </text:span>Report</text:p>
      <text:list xml:id="list462294180328389869" text:style-name="L16">
        <text:list-item>
          <text:p text:style-name="P43">Exploratory analysis <text:span text:style-name="T57">undertaken but lacks commentary that sets up expectations for the modelling.</text:span></text:p>
        </text:list-item>
        <text:list-item>
          <text:p text:style-name="P43">Makes justification for assumptions in terms of model form.</text:p>
          <text:list>
            <text:list-item>
              <text:p text:style-name="P53">Link function choice backed up by tests.</text:p>
            </text:list-item>
            <text:list-item>
              <text:p text:style-name="P53">Uses AIC <text:span text:style-name="T57">to </text:span>discriminate between nested models</text:p>
            </text:list-item>
          </text:list>
        </text:list-item>
        <text:list-item>
          <text:p text:style-name="P43"><text:span text:style-name="T28">Clearly a</text:span>ssesses <text:span text:style-name="T53">quality of statistical model fit and validity of assumptions</text:span></text:p>
          <text:list>
            <text:list-item>
              <text:p text:style-name="P45">Pearson Residual Chi-Sq test <text:span text:style-name="T29">or </text:span>Test of residual deviance </text:p>
            </text:list-item>
            <text:list-item>
              <text:p text:style-name="P45"><text:span text:style-name="T53">Leverage</text:span> plots</text:p>
            </text:list-item>
            <text:list-item>
              <text:p text:style-name="P47">Highlights issues and makes sound arguments for their resolution either backed up by <text:span text:style-name="T53">theory</text:span> or references.</text:p>
            </text:list-item>
            <text:list-item>
              <text:p text:style-name="P49">Uses Cross validation with training, test, and validation sets.</text:p>
            </text:list-item>
          </text:list>
        </text:list-item>
        <text:list-item>
          <text:p text:style-name="P53"><text:span text:style-name="T58">Plots</text:span> model performance with ROC curve AUC, Gini <text:span text:style-name="T58">without commentary.</text:span></text:p>
        </text:list-item>
        <text:list-item>
          <text:p text:style-name="P65"><text:span text:style-name="T59">S</text:span>tates effects (with uncertainty) of covariates <text:span text:style-name="T59">in a way that may require some translation. Considers</text:span>:</text:p>
          <text:list>
            <text:list-item>
              <text:p text:style-name="P65">Important in the chosen model</text:p>
            </text:list-item>
            <text:list-item>
              <text:p text:style-name="P67">Of usual interest in credit modelling</text:p>
            </text:list-item>
          </text:list>
        </text:list-item>
        <text:list-item>
          <text:p text:style-name="P51">Has all required R code embedded in Rmarkdown, <text:span text:style-name="T59">too much</text:span> code visible in final output. </text:p>
        </text:list-item>
        <text:list-item>
          <text:p text:style-name="P51">Is inherently reproducible.</text:p>
          <text:list>
            <text:list-item>
              <text:p text:style-name="P51">Can be executed and knitted from an empty environment without errors or numerous warnings.</text:p>
            </text:list-item>
          </text:list>
        </text:list-item>
      </text:list>
      <text:p text:style-name="P97"><text:soft-page-break/>Performance Review</text:p>
      <text:list xml:id="list1884931181148218227" text:style-name="L17">
        <text:list-item>
          <text:p text:style-name="P61">Responds to template <text:span text:style-name="T60">but lacks </text:span>concrete examples of contribu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Lucida Sans" fo:font-family="'Lucida Sans'"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style style:name="Heading_20_2" style:display-name="Heading 2" style:family="paragraph" style:parent-style-name="Heading" style:class="text"/>
    <style:style style:name="Default_20_Paragraph_20_Font" style:display-name="Default Paragraph Font" style:family="text"/>
    <style:style style:name="Title_20_Char" style:display-name="Title Char" style:family="text" style:parent-style-name="Default_20_Paragraph_20_Font">
      <style:text-properties fo:color="#17365d" style:font-name="Lucida Sans" fo:font-family="'Lucida Sans'"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fo:font-size="10pt" style:font-size-asian="10pt" style:font-name-complex="Arial1" style:font-family-complex="Arial" style:font-family-generic-complex="system" style:font-pitch-complex="variable"/>
    </style:style>
    <style:style style:name="ListLabel_20_17" style:display-name="ListLabel 17" style:family="text">
      <style:text-properties style:font-name-complex="Calibri1" style:font-family-complex="Calibri" style:font-family-generic-complex="system" style:font-pitch-complex="variable"/>
    </style:style>
    <style:style style:name="ListLabel_20_18" style:display-name="ListLabel 18" style:family="text">
      <style:text-properties style:font-name-complex="Calibri1" style:font-family-complex="Calibri" style:font-family-generic-complex="system" style:font-pitch-complex="variable"/>
    </style:style>
    <style:style style:name="ListLabel_20_19" style:display-name="ListLabel 19" style:family="text">
      <style:text-properties style:font-name-complex="Calibri1" style:font-family-complex="Calibri" style:font-family-generic-complex="system" style:font-pitch-complex="variable"/>
    </style:style>
    <style:style style:name="ListLabel_20_20" style:display-name="ListLabel 2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Arial" fo:font-family="Arial" style:font-family-generic="roman" style:font-pitch="variable" fo:font-size="10pt"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41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1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42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231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7" style:num-suffix="." style:num-format="1" text:start-value="3">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8" style:num-suffix="." style:num-format="1" text:start-value="3">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1.27cm" fo:margin-left="2.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2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9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6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0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7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4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5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5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4" style:num-suffix="-" text:bullet-char="-">
        <style:list-level-properties text:list-level-position-and-space-mode="label-alignment">
          <style:list-level-label-alignment text:label-followed-by="listtab" fo:text-indent="-0.635cm" fo:margin-left="4.128cm"/>
        </style:list-level-properties>
        <style:text-properties fo:font-family="Calibri" style:font-family-generic="swiss"/>
      </text:list-level-style-bullet>
      <text:list-level-style-number text:level="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91cm" style:rel-width="100%" fo:margin-left="-0.203cm" fo:margin-top="0cm" fo:margin-bottom="0cm" table:align="left" style:writing-mode="lr-tb"/>
    </style:style>
    <style:style style:name="Table1.A" style:family="table-column">
      <style:table-column-properties style:column-width="15.051cm" style:rel-column-width="57375*"/>
    </style:style>
    <style:style style:name="Table1.B" style:family="table-column">
      <style:table-column-properties style:column-width="2.14cm" style:rel-column-width="8159*"/>
    </style:style>
    <style:style style:name="Table1.1" style:family="table-row">
      <style:table-row-properties style:min-row-height="0.508cm" fo:keep-together="auto"/>
    </style:style>
    <style:style style:name="Table1.A1" style:family="table-cell">
      <style:table-cell-properties fo:padding-left="0.203cm" fo:padding-right="0.203cm" fo:padding-top="0.127cm" fo:padding-bottom="0.127cm" fo:border-left="none" fo:border-right="2.25pt solid #808080" fo:border-top="none" fo:border-bottom="2.25pt solid #808080"/>
    </style:style>
    <style:style style:name="Table1.B1" style:family="table-cell">
      <style:table-cell-properties fo:padding-left="0.203cm" fo:padding-right="0.203cm" fo:padding-top="0.127cm" fo:padding-bottom="0.127cm" fo:border-left="2.25pt solid #808080" fo:border-right="none" fo:border-top="none" fo:border-bottom="2.25pt solid #808080"/>
    </style:style>
    <style:style style:name="Table2" style:family="table">
      <style:table-properties style:width="17.191cm" style:rel-width="100%" fo:margin-left="-0.191cm" fo:margin-top="0cm" fo:margin-bottom="0cm" table:align="left" style:writing-mode="lr-tb"/>
    </style:style>
    <style:style style:name="Table2.A" style:family="table-column">
      <style:table-column-properties style:column-width="1.783cm" style:rel-column-width="6795*"/>
    </style:style>
    <style:style style:name="Table2.B" style:family="table-column">
      <style:table-column-properties style:column-width="15.408cm" style:rel-column-width="58739*"/>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2.25pt solid #808080" fo:border-top="2.25pt solid #808080" fo:border-bottom="none"/>
    </style:style>
    <style:style style:name="Table2.B1" style:family="table-cell">
      <style:table-cell-properties fo:padding-left="0.191cm" fo:padding-right="0.191cm" fo:padding-top="0cm" fo:padding-bottom="0cm" fo:border-left="2.25pt solid #808080" fo:border-right="none" fo:border-top="2.25pt solid #808080" fo:border-bottom="none"/>
    </style:style>
    <style:style style:name="MP1" style:family="paragraph" style:parent-style-name="Header">
      <style:paragraph-properties fo:text-align="end" style:justify-single-word="false"/>
      <style:text-properties style:font-name="Arial" fo:font-size="18pt" style:font-name-asian="ＭＳ ゴシック" style:font-size-asian="18pt" style:font-name-complex="Arial1" style:font-size-complex="18pt"/>
    </style:style>
    <style:style style:name="MP2" style:family="paragraph" style:parent-style-name="Header">
      <style:text-properties fo:color="#008080" style:font-name="Arial" fo:font-size="18pt" fo:font-weight="bold" style:font-name-asian="ＭＳ ゴシック" style:font-size-asian="18pt" style:font-weight-asian="bold" style:font-name-complex="Arial1" style:font-size-complex="18pt" style:font-weight-complex="bold"/>
    </style:style>
    <style:style style:name="MP3" style:family="paragraph" style:parent-style-name="Footer">
      <style:paragraph-properties fo:text-align="end" style:justify-single-word="false"/>
      <style:text-properties fo:color="#008080" fo:font-size="16pt" fo:font-weight="bold" style:font-size-asian="16pt" style:font-weight-asian="bold" style:font-size-complex="16pt"/>
    </style:style>
    <style:page-layout style:name="Mpm1">
      <style:page-layout-properties fo:page-width="21.001cm" fo:page-height="29.7cm" style:num-format="1" style:print-orientation="portrait" fo:margin-top="1.249cm" fo:margin-bottom="1.249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Task Description</text:p>
            </table:table-cell>
            <table:table-cell table:style-name="Table1.B1" office:value-type="string">
              <text:p text:style-name="MP2">2016</text:p>
            </table:table-cell>
          </table:table-row>
        </table:table>
        <text:p text:style-name="Header"/>
      </style:header>
      <style:footer>
        <table:table table:name="Table2" table:style-name="Table2">
          <table:table-column table:style-name="Table2.A"/>
          <table:table-column table:style-name="Table2.B"/>
          <table:table-row table:style-name="Table2.1">
            <table:table-cell table:style-name="Table2.A1" office:value-type="string">
              <text:p text:style-name="MP3"><text:page-number text:select-page="current">3</text:page-number></text:p>
            </table:table-cell>
            <table:table-cell table:style-name="Table2.B1" office:value-type="string">
              <text:p text:style-name="Footer"/>
            </table:table-cell>
          </table:table-row>
        </table:table>
        <text:p text:style-name="Footer"/>
      </style:footer>
    </style:master-page>
    <style:master-page style:name="Converted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sk Description</dc:title>
    <meta:initial-creator>whelanka</meta:initial-creator>
    <meta:editing-cycles>92</meta:editing-cycles>
    <meta:print-date>2013-02-04T23:20:00</meta:print-date>
    <meta:creation-date>2016-04-25T23:39:00</meta:creation-date>
    <dc:date>2016-07-25T16:36:22.464988608</dc:date>
    <meta:editing-duration>PT20H35M28S</meta:editing-duration>
    <meta:generator>LibreOffice/5.1.4.2$Linux_X86_64 LibreOffice_project/10m0$Build-2</meta:generator>
    <meta:document-statistic meta:table-count="3" meta:image-count="0" meta:object-count="0" meta:page-count="7" meta:paragraph-count="153" meta:word-count="1921" meta:character-count="11932" meta:non-whitespace-character-count="10248"/>
    <meta:user-defined meta:name="AppVersion">15.0000</meta:user-defined>
    <meta:user-defined meta:name="Company">Q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5D0E3E4.dotm" xlink:href=""/>
  </office:meta>
</office:document-meta>
</file>